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43</text:p>
      <text:p text:style-name="Standard"/>
      <text:p text:style-name="Standard">Demandeur : LASBLEIZ Samuel</text:p>
      <text:p text:style-name="Standard">Adresse : kerdano<text:line-break/>22740 PLEUMEUR GAUTIER</text:p>
      <text:p text:style-name="Standard">Cédant : EARL DE KERDANO</text:p>
      <text:p text:style-name="Standard"/>
      <text:p text:style-name="Standard">La demande sera prise en compte avec un type specifique : TVs lkdjljlsfj.<text:line-break/></text:p>
      <text:p text:style-name="Standard"/>
      <text:p text:style-name="Standard"/>
      <text:p text:style-name="Standard">----------------------------------------</text:p>
      <text:p text:style-name="Standard">Commune : KERBORS</text:p>
      <text:p text:style-name="Standard"/>
      <text:p text:style-name="Standard">----------------------------------------</text:p>
      <text:p text:style-name="Standard">Commune : PLEUMEUR-GAUTIER</text:p>
      <text:p text:style-name="Standard"/>
      <text:p text:style-name="Standard"/>
      <text:p text:style-name="Standard"/>
      <text:p text:style-name="P1">Dossier n° : C22250343</text:p>
      <text:p text:style-name="P1"/>
      <text:p text:style-name="P1">Demandeur : LASBLEIZ Samuel</text:p>
      <text:p text:style-name="P1">Adresse : kerdano<text:line-break/>22740 PLEUMEUR GAUTIER</text:p>
      <text:p text:style-name="P1">Cédant : EARL DE KERDANO</text:p>
      <text:p text:style-name="P1"/>
      <text:p text:style-name="P1"/>
      <text:p text:style-name="P1">La demande **sera** prise en compte avec un type spécifique : TVs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KERBORS</text:p>
      <text:p text:style-name="P1"/>
      <text:p text:style-name="P1"/>
      <text:p text:style-name="P1">Parcelles : A516 - A517 - A518 - A519 - A520 - A622A - A627 - A1091 - A1620 - A1090</text:p>
      <text:p text:style-name="P1">Superficie : 5,8736 ha</text:p>
      <text:p text:style-name="P1"/>
      <text:p text:style-name="P1"/>
      <text:p text:style-name="P1">----------------------------------------</text:p>
      <text:p text:style-name="P1">Type : parcelles</text:p>
      <text:p text:style-name="P1">Commune : PLEUMEUR-GAUTIER</text:p>
      <text:p text:style-name="P1"/>
      <text:p text:style-name="P1"/>
      <text:p text:style-name="P1">Parcelles : B1024 - B1035 - B904 - B905 - B906 - B907 - B908 - B909 - B910 - B911 - B926 - B1337 - B1338 - B1339 - B1578 - B1402 - B94 - B317 - B333 - B334 - B335 - B831 - B854 - B855 - B1506 - B1508 - B289 - B740 - B741 - B742 - B743 - B871 - B886 - B888 - B889 - B890 - B891 - B1023 - B1025 - B1026 - B1031 - B1032 - B1033 - B1034 - B1036 - B1486 - B1488 - B1490 - B1532 - B1534 - B1540 - B1542</text:p>
      <text:p text:style-name="P1">Superficie : 28,188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